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1f2328" loext:opacity="100%" style:font-name="apple-system" fo:letter-spacing="normal" fo:font-style="normal" fo:font-weight="normal"/>
    </style:style>
    <style:style style:name="P2" style:family="paragraph" style:parent-style-name="Quotations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1665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c9211e" loext:opacity="100%" style:font-name="apple-system" fo:font-size="12pt" fo:letter-spacing="normal" fo:font-style="normal" fo:font-weight="normal" officeooo:paragraph-rsid="00034488"/>
    </style:style>
    <style:style style:name="P6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P7" style:family="paragraph" style:parent-style-name="Text_20_body" style:list-style-name="L1">
      <style:paragraph-properties fo:margin-top="0in" fo:margin-bottom="0.1665in" style:contextual-spacing="false" fo:orphans="2" fo:widows="2"/>
    </style:style>
    <style:style style:name="P8" style:family="paragraph" style:parent-style-name="Text_20_body" style:list-style-name="L1">
      <style:paragraph-properties fo:margin-top="0in" fo:margin-bottom="0.1665in" style:contextual-spacing="false" fo:orphans="2" fo:widows="2"/>
      <style:text-properties officeooo:paragraph-rsid="00031fca"/>
    </style:style>
    <style:style style:name="P9" style:family="paragraph" style:parent-style-name="Text_20_body" style:list-style-name="L1">
      <style:paragraph-properties fo:margin-top="0in" fo:margin-bottom="0.1665in" style:contextual-spacing="false" fo:orphans="2" fo:widows="2"/>
      <style:text-properties officeooo:paragraph-rsid="0004403f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 style:list-style-name="L1">
      <style:paragraph-properties fo:margin-top="0in" fo:margin-bottom="0.1665in" style:contextual-spacing="false" fo:orphans="2" fo:widows="2"/>
      <style:text-properties fo:color="#c9211e" loext:opacity="100%" officeooo:paragraph-rsid="0004403f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loext:opacity="100%" fo:letter-spacing="normal"/>
    </style:style>
    <style:style style:name="T3" style:family="text">
      <style:text-properties officeooo:rsid="00034488"/>
    </style:style>
    <style:style style:name="T4" style:family="text">
      <style:text-properties officeooo:rsid="00034d3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el understanding (assigned: Florian)</text:h>
      <text:list xml:id="list3495826950" text:style-name="L1">
        <text:list-item>
          <text:p text:style-name="P8"><text:span text:style-name="Strong_20_Emphasis"><text:span text:style-name="T1">Test if it's possible to extract roughly position of the answer.</text:span></text:span><text:span text:style-name="T1"/></text:p>
          <text:list>
            <text:list-item>
              <text:p text:style-name="P3"><text:s/>for example: query is encoded as 32 vectors. For each vector find the most similar passage vectors and visualize those 32 token in the passage string, does it correlate with the answer?</text:p>
              <text:p text:style-name="P5"><text:span text:style-name="T3">[CLS] und [D] token häufig hohe priorität für colbert → i</text:span><text:span text:style-name="T4">g</text:span><text:span text:style-name="T3">nore in KDE </text:span></text:p>
            </text:list-item>
            <text:list-item>
              <text:p text:style-name="P3">visualize the unsmoothed and smoothed (KDE or whatever) results</text:p>
            </text:list-item>
            <text:list-item>
              <text:p text:style-name="P3">can we make assumptions about how ColBERT might work?</text:p>
            </text:list-item>
          </text:list>
        </text:list-item>
        <text:list-item>
          <text:p text:style-name="P9"><text:span text:style-name="Strong_20_Emphasis"><text:span text:style-name="T1">Find out what ColBERT is capable of doing that TF-IDF can't do</text:span></text:span><text:span text:style-name="T1">. Compare queries that ColBERT answered successfully but TF-IDF failed. Maybe you can find a pattern? Synonyms, ...?</text:span></text:p>
          <text:list>
            <text:list-item>
              <text:p text:style-name="P11">datenset bestehend aus (query,passage, indexTFIDF, indexCOLBERT) bestehend aus:</text:p>
            </text:list-item>
            <text:list-item>
              <text:p text:style-name="P11"><text:s/>20 passagen wo: indexTFIDF &lt; 10, indexCOLBERT &gt; 100 und <text:s/>|indexTFIDF - ndexCOLBERT| maximal ist </text:p>
            </text:list-item>
            <text:list-item>
              <text:p text:style-name="P11"><text:s/>20 passagen wo: indexTFIDF &gt; 100, indexCOLBERT &lt; 10 <text:s/>und <text:s/>|indexTFIDF - ndexCOLBERT| maximal ist </text:p>
            </text:list-item>
            <text:list-item>
              <text:p text:style-name="P11"><text:s/>20 passagen wo: indexTFIDF &lt; 10, indexCOLBERT &lt; 10 und indexTFIDF + ndexCOLBERT minimal ist </text:p>
            </text:list-item>
            <text:list-item>
              <text:p text:style-name="P11"><text:s/>20 passagen wo: indexTFIDF &gt; 100, indexCOLBERT &gt; 100 und indexTFIDF + ndexCOLBERT maximal ist </text:p>
            </text:list-item>
          </text:list>
        </text:list-item>
        <text:list-item>
          <text:p text:style-name="P7"><text:span text:style-name="Strong_20_Emphasis"><text:span text:style-name="T1">Find out what neither ColBERT nor TF-IDF can do</text:span></text:span><text:span text:style-name="T1">. Compare queries that both failed to answered. Maybe you can find a pattern?</text:span></text:p>
        </text:list-item>
        <text:list-item>
          <text:p text:style-name="P7"><text:span text:style-name="Strong_20_Emphasis"><text:span text:style-name="T1">ColBERT is just context-unaware, synonym-robust embedding?</text:span></text:span><text:span text:style-name="T1">. Compare ColBERT embedding vs just its embedding matrix embedding</text:span></text:p>
        </text:list-item>
        <text:list-item>
          <text:p text:style-name="P4">Analyze the embedding space.</text:p>
          <text:list>
            <text:list-item>
              <text:p text:style-name="P3">maybe some dimensionality reduction for a visualization</text:p>
            </text:list-item>
            <text:list-item>
              <text:p text:style-name="P6"><text:span text:style-name="T1">embedding space evenly used (</text:span><text:span text:style-name="Strong_20_Emphasis"><text:span text:style-name="T1">anisotropy</text:span></text:span><text:span text:style-name="T1">):</text:span></text:p>
              <text:p text:style-name="P2">Recent work identifies an anisotropy problem in language representations (Ethayarajh, 2019; Li et al., 2020), i.e., the learned embeddings occupy a narrow cone in the vector space, which severely limits their expressiveness. Gao et al. (2019) demonstrate that language models trained with tied input/output embeddings lead to anisotropic <text:soft-page-break/>word embeddings, and this is further observed by Ethayarajh (2019) in pre-trained contextual representations. Wang et al. (2020) show that singular values of the word embedding matrix in a language model decay drastically: except for a few dominating singular values, all others are close to zero.</text:p>
            </text:list-item>
          </text:list>
        </text:list-item>
      </text:list>
      <text:p text:style-name="P10"><text:bookmark text:name="user-content-6-bangbang-mockup"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37:41.800370488</meta:creation-date>
    <meta:generator>LibreOffice/7.5.3.2$Linux_X86_64 LibreOffice_project/50$Build-2</meta:generator>
    <dc:date>2023-06-07T11:18:44.415514452</dc:date>
    <meta:editing-duration>PT41M1S</meta:editing-duration>
    <meta:editing-cycles>5</meta:editing-cycles>
    <meta:document-statistic meta:table-count="0" meta:image-count="0" meta:object-count="0" meta:page-count="2" meta:paragraph-count="19" meta:word-count="339" meta:character-count="2145" meta:non-whitespace-character-count="1827"/>
  </office:meta>
</office:document-meta>
</file>